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e5c30" officeooo:paragraph-rsid="001e5c30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207242" officeooo:paragraph-rsid="00220326"/>
    </style:style>
    <style:style style:name="P5" style:family="paragraph" style:parent-style-name="Standard">
      <style:text-properties officeooo:rsid="00207242" officeooo:paragraph-rsid="00222ca0"/>
    </style:style>
    <style:style style:name="P6" style:family="paragraph" style:parent-style-name="Standard">
      <style:text-properties officeooo:paragraph-rsid="00207242"/>
    </style:style>
    <style:style style:name="P7" style:family="paragraph" style:parent-style-name="Standard">
      <style:text-properties officeooo:rsid="00220326" officeooo:paragraph-rsid="00220326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e5c30"/>
    </style:style>
    <style:style style:name="P9" style:family="paragraph" style:parent-style-name="Standard">
      <style:text-properties officeooo:rsid="0023f46d" officeooo:paragraph-rsid="0023f46d"/>
    </style:style>
    <style:style style:name="P10" style:family="paragraph" style:parent-style-name="Standard">
      <style:text-properties officeooo:rsid="00207242" officeooo:paragraph-rsid="00222ca0"/>
    </style:style>
    <style:style style:name="P11" style:family="paragraph" style:parent-style-name="Standard">
      <style:text-properties officeooo:paragraph-rsid="00207242"/>
    </style:style>
    <style:style style:name="T1" style:family="text">
      <style:text-properties loext:padding="0cm" loext:border="none"/>
    </style:style>
    <style:style style:name="T2" style:family="text">
      <style:text-properties officeooo:rsid="001f02ea"/>
    </style:style>
    <style:style style:name="T3" style:family="text">
      <style:text-properties officeooo:rsid="00207242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officeooo:rsid="00220326"/>
    </style:style>
    <style:style style:name="T6" style:family="text">
      <style:text-properties officeooo:rsid="00222ca0"/>
    </style:style>
    <style:style style:name="T7" style:family="text">
      <style:text-properties officeooo:rsid="0023f46d"/>
    </style:style>
    <style:style style:name="T8" style:family="text">
      <style:text-properties officeooo:rsid="0025c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M1C2_Task2</text:span></text:p>
      <text:p text:style-name="P6"><text:a xlink:type="simple" xlink:href="https://sebkay.com/" text:style-name="Internet_20_link" text:visited-style-name="Visited_20_Internet_20_Link"><text:span text:style-name="T4">https://sebkay.com/</text:span></text:a> </text:p>
      <text:p text:style-name="P6"><text:span text:style-name="T3">Utiliza el color </text:span>#4b6cc1 <text:span text:style-name="T3">(azul) como parte de su logo, para enlaces o secciones activas, para una categoría de filtros, para botones.</text:span></text:p>
      <text:p text:style-name="P6">#F9322C <text:span text:style-name="T3">(rojo) para la categoría de proyectos Laravel.</text:span></text:p>
      <text:p text:style-name="P6">#191a1d <text:span text:style-name="T3">(negro) para encabezados.</text:span></text:p>
      <text:p text:style-name="P6"/>
      <text:p text:style-name="P4">M1C2_Task<text:span text:style-name="T5">3</text:span></text:p>
      <text:p text:style-name="P7">youtube.com</text:p>
      <text:p text:style-name="P9">Como usuaria registrada con acceso gratuito a Youtube, puedo explorar vídeos por categorías, buscar vídeos, filtrarlos por categorías, reproducirlos con anuncios, añadir comentarios a los vídeos, leer los comentarios de otros usuarios y ordenarlos, comunicar que me gustan o no <text:span text:style-name="T8">los vídeos </text:span>mediante el icono correspondiente, compartirlos en diferentes redes sociales o por correo electrónico, suscribirme a canales de Youtube y gestionar dichas suscripciones (anular suscripciones, gestionar notificaciones de las suscripciones, silenciar notificaciones), puedo consultar mi historial de reproducciones, gestionarlo, crear un canal y subir vídeos a Youtube, cambiar mi perfil gratuito por uno de pago, cambiar la configuración y aspecto, acceder a mis datos en Youtube.</text:p>
      <text:p text:style-name="P7"/>
      <text:p text:style-name="P5">M1C2_Task<text:span text:style-name="T6">4</text:span></text:p>
      <text:p text:style-name="P5"><text:span text:style-name="T6">P</text:span>rime objective of Facebook: <text:span text:style-name="T7">red social en la que los usuarios conectan con gente que conocen para mantenerse al tanto de sus vidas y de sus intereses mediante publicaciones en sus perfiles.</text:span></text:p>
      <text:p text:style-name="P5"/>
      <text:p text:style-name="P5">Twitter: <text:span text:style-name="T7">red social en la que los usuarios pueden hacer publicaciones cortas </text:span><text:span text:style-name="T8">(caracteres limitados) </text:span><text:span text:style-name="T7">y conectar entre sí con usuarios de sus intereses para estar al tanto de sus publicaciones.</text:span></text:p>
      <text:p text:style-name="P5"/>
      <text:p text:style-name="P5">Google: <text:span text:style-name="T8">organizar</text:span><text:span text:style-name="T7"> y presentar información para que los usuarios puedan encontrarla de la manera más fácil.</text:span></text:p>
      <text:p text:style-name="P5"/>
      <text:p text:style-name="P5">Youtube: <text:span text:style-name="T7">almacenar vídeos creados por los usuarios y hacerlos disponibles mediante búsqueda para que cualquiera pueda publicar y consultar información sobre sus intereses mediante víde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9:19:42.285000000</meta:creation-date>
    <meta:generator>LibreOffice/7.6.2.1$Windows_X86_64 LibreOffice_project/56f7684011345957bbf33a7ee678afaf4d2ba333</meta:generator>
    <dc:date>2024-02-14T09:53:44.166000000</dc:date>
    <meta:editing-duration>PT2H48M9S</meta:editing-duration>
    <meta:editing-cycles>7</meta:editing-cycles>
    <meta:document-statistic meta:table-count="0" meta:image-count="0" meta:object-count="0" meta:page-count="1" meta:paragraph-count="13" meta:word-count="249" meta:character-count="1722" meta:non-whitespace-character-count="1485"/>
  </office:meta>
</office:document-meta>
</file>